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peed information 1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teps</text:p>
          </table:table-cell>
          <table:table-cell/>
          <table:table-cell table:style-name="ce2" office:value-type="string" calcext:value-type="string">
            <text:p>Time (s)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2.398" calcext:value-type="float">
            <text:p>2.3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2.701" calcext:value-type="float">
            <text:p>2.7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/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office:value-type="float" office:value="4.344" calcext:value-type="float">
            <text:p>4.344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/>
          <table:table-cell office:value-type="float" office:value="5.566" calcext:value-type="float">
            <text:p>5.5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6.806" calcext:value-type="float">
            <text:p>6.806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/>
          <table:table-cell office:value-type="float" office:value="9.345" calcext:value-type="float">
            <text:p>9.34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/>
          <table:table-cell office:value-type="float" office:value="12.04" calcext:value-type="float">
            <text:p>12.0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Speed information 2: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Image size:</text:p>
          </table:table-cell>
          <table:table-cell table:style-name="ce2" office:value-type="string" calcext:value-type="string">
            <text:p>Pixels</text:p>
          </table:table-cell>
          <table:table-cell table:style-name="ce2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256x256</text:p>
          </table:table-cell>
          <table:table-cell table:formula="of:=256*256" office:value-type="float" office:value="65536" calcext:value-type="float">
            <text:p>65536</text:p>
          </table:table-cell>
          <table:table-cell office:value-type="float" office:value="3.024" calcext:value-type="float">
            <text:p>3.024</text:p>
          </table:table-cell>
        </table:table-row>
        <table:table-row table:style-name="ro1">
          <table:table-cell office:value-type="string" calcext:value-type="string">
            <text:p>256x512</text:p>
          </table:table-cell>
          <table:table-cell table:formula="of:=256*512" office:value-type="float" office:value="131072" calcext:value-type="float">
            <text:p>131072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512x256</text:p>
          </table:table-cell>
          <table:table-cell table:formula="of:=256*512" office:value-type="float" office:value="131072" calcext:value-type="float">
            <text:p>131072</text:p>
          </table:table-cell>
          <table:table-cell office:value-type="float" office:value="3.638" calcext:value-type="float">
            <text:p>3.638</text:p>
          </table:table-cell>
        </table:table-row>
        <table:table-row table:style-name="ro1">
          <table:table-cell office:value-type="string" calcext:value-type="string">
            <text:p>256x1024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512x512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string" calcext:value-type="string">
            <text:p>1024x256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string" calcext:value-type="string">
            <text:p>256x2048</text:p>
          </table:table-cell>
          <table:table-cell table:formula="of:=256*2048" office:value-type="float" office:value="524288" calcext:value-type="float">
            <text:p>524288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string" calcext:value-type="string">
            <text:p>512x1024</text:p>
          </table:table-cell>
          <table:table-cell table:formula="of:=256*2048" office:value-type="float" office:value="524288" calcext:value-type="float">
            <text:p>524288</text:p>
          </table:table-cell>
          <table:table-cell office:value-type="float" office:value="7.238" calcext:value-type="float">
            <text:p>7.238</text:p>
          </table:table-cell>
        </table:table-row>
        <table:table-row table:style-name="ro1">
          <table:table-cell office:value-type="string" calcext:value-type="string">
            <text:p>1024x512</text:p>
          </table:table-cell>
          <table:table-cell table:formula="of:=256*2048" office:value-type="float" office:value="524288" calcext:value-type="float">
            <text:p>524288</text:p>
          </table:table-cell>
          <table:table-cell office:value-type="float" office:value="7.531" calcext:value-type="float">
            <text:p>7.531</text:p>
          </table:table-cell>
        </table:table-row>
        <table:table-row table:style-name="ro1">
          <table:table-cell office:value-type="string" calcext:value-type="string">
            <text:p>2048x256</text:p>
          </table:table-cell>
          <table:table-cell table:formula="of:=256*2048" office:value-type="float" office:value="524288" calcext:value-type="float">
            <text:p>524288</text:p>
          </table:table-cell>
          <table:table-cell office:value-type="float" office:value="7.437" calcext:value-type="float">
            <text:p>7.437</text:p>
          </table:table-cell>
        </table:table-row>
        <table:table-row table:style-name="ro1">
          <table:table-cell office:value-type="string" calcext:value-type="string">
            <text:p>256x4096</text:p>
          </table:table-cell>
          <table:table-cell table:formula="of:=256*4096" office:value-type="float" office:value="1048576" calcext:value-type="float">
            <text:p>1048576</text:p>
          </table:table-cell>
          <table:table-cell office:value-type="float" office:value="11.964" calcext:value-type="float">
            <text:p>11.964</text:p>
          </table:table-cell>
        </table:table-row>
        <table:table-row table:style-name="ro1">
          <table:table-cell office:value-type="string" calcext:value-type="string">
            <text:p>512x2048</text:p>
          </table:table-cell>
          <table:table-cell table:formula="of:=256*4096" office:value-type="float" office:value="1048576" calcext:value-type="float">
            <text:p>1048576</text:p>
          </table:table-cell>
          <table:table-cell office:value-type="float" office:value="11.874" calcext:value-type="float">
            <text:p>11.874</text:p>
          </table:table-cell>
        </table:table-row>
        <table:table-row table:style-name="ro1">
          <table:table-cell office:value-type="string" calcext:value-type="string">
            <text:p>1024x1024</text:p>
          </table:table-cell>
          <table:table-cell table:formula="of:=256*4096" office:value-type="float" office:value="1048576" calcext:value-type="float">
            <text:p>1048576</text:p>
          </table:table-cell>
          <table:table-cell office:value-type="float" office:value="12.014" calcext:value-type="float">
            <text:p>12.014</text:p>
          </table:table-cell>
        </table:table-row>
        <table:table-row table:style-name="ro1">
          <table:table-cell office:value-type="string" calcext:value-type="string">
            <text:p>2048x512</text:p>
          </table:table-cell>
          <table:table-cell table:formula="of:=256*4096" office:value-type="float" office:value="1048576" calcext:value-type="float">
            <text:p>1048576</text:p>
          </table:table-cell>
          <table:table-cell office:value-type="float" office:value="12.353" calcext:value-type="float">
            <text:p>12.353</text:p>
          </table:table-cell>
        </table:table-row>
        <table:table-row table:style-name="ro1">
          <table:table-cell office:value-type="string" calcext:value-type="string">
            <text:p>4096x256</text:p>
          </table:table-cell>
          <table:table-cell table:formula="of:=256*4096" office:value-type="float" office:value="1048576" calcext:value-type="float">
            <text:p>1048576</text:p>
          </table:table-cell>
          <table:table-cell office:value-type="float" office:value="12.464" calcext:value-type="float">
            <text:p>12.464</text:p>
          </table:table-cell>
        </table:table-row>
        <table:table-row table:style-name="ro1">
          <table:table-cell office:value-type="string" calcext:value-type="string">
            <text:p>1024x2048</text:p>
          </table:table-cell>
          <table:table-cell table:formula="of:=2048*1024" office:value-type="float" office:value="2097152" calcext:value-type="float">
            <text:p>2097152</text:p>
          </table:table-cell>
          <table:table-cell office:value-type="float" office:value="20.884" calcext:value-type="float">
            <text:p>20.884</text:p>
          </table:table-cell>
        </table:table-row>
        <table:table-row table:style-name="ro1">
          <table:table-cell office:value-type="string" calcext:value-type="string">
            <text:p>2048x1024</text:p>
          </table:table-cell>
          <table:table-cell table:formula="of:=2048*1024" office:value-type="float" office:value="2097152" calcext:value-type="float">
            <text:p>2097152</text:p>
          </table:table-cell>
          <table:table-cell office:value-type="float" office:value="21.147" calcext:value-type="float">
            <text:p>21.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7:36:15.671527294</meta:creation-date>
    <dc:date>2016-11-27T17:45:03.595131666</dc:date>
    <meta:editing-duration>PT8M49S</meta:editing-duration>
    <meta:editing-cycles>1</meta:editing-cycles>
    <meta:document-statistic meta:table-count="1" meta:cell-count="76" meta:object-count="0"/>
    <meta:generator>LibreOffice/5.1.4.2$Linux_X86_64 LibreOffice_project/10m0$Build-2</meta:generator>
  </office:meta>
</office:document-meta>
</file>